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animal_id">
            <text:p>animal_id</text:p>
          </table:table-cell>
          <table:table-cell table:style-name="pd1" office:value-type="string" office:value="day">
            <text:p>day</text:p>
          </table:table-cell>
          <table:table-cell table:style-name="pd1" office:value-type="string" office:value="sex">
            <text:p>sex</text:p>
          </table:table-cell>
          <table:table-cell table:style-name="pd1" office:value-type="string" office:value="Geno">
            <text:p>Geno</text:p>
          </table:table-cell>
          <table:table-cell table:style-name="pd1" office:value-type="string" office:value="is_spatial">
            <text:p>is_spatial</text:p>
          </table:table-cell>
          <table:table-cell table:style-name="pd1" office:value-type="string" office:value="day_shifted">
            <text:p>day_shifted</text:p>
          </table:table-cell>
        </table:table-row>
        <table:table-row>
          <table:table-cell office:value-type="string" office:value="A8">
            <text:p>A8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0.25744530351162964">
            <text:p>0.25744530351162964</text:p>
          </table:table-cell>
        </table:table-row>
        <table:table-row>
          <table:table-cell office:value-type="string" office:value="A8">
            <text:p>A8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1.0">
            <text:p>1.0</text:p>
          </table:table-cell>
          <table:table-cell office:value-type="float" office:value="7.241021950924123">
            <text:p>7.241021950924123</text:p>
          </table:table-cell>
        </table:table-row>
        <table:table-row>
          <table:table-cell office:value-type="string" office:value="A9">
            <text:p>A9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1.0594718036387225">
            <text:p>1.0594718036387225</text:p>
          </table:table-cell>
        </table:table-row>
        <table:table-row>
          <table:table-cell office:value-type="string" office:value="A9">
            <text:p>A9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7.818017498307048">
            <text:p>7.818017498307048</text:p>
          </table:table-cell>
        </table:table-row>
        <table:table-row>
          <table:table-cell office:value-type="string" office:value="B11">
            <text:p>B11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0.9711975923922397">
            <text:p>0.9711975923922397</text:p>
          </table:table-cell>
        </table:table-row>
        <table:table-row>
          <table:table-cell office:value-type="string" office:value="B11">
            <text:p>B11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7.660996061940156">
            <text:p>7.660996061940156</text:p>
          </table:table-cell>
        </table:table-row>
        <table:table-row>
          <table:table-cell office:value-type="string" office:value="B12">
            <text:p>B12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0.6829542880207172">
            <text:p>0.6829542880207172</text:p>
          </table:table-cell>
        </table:table-row>
        <table:table-row>
          <table:table-cell office:value-type="string" office:value="B12">
            <text:p>B12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8.198052604616223">
            <text:p>8.198052604616223</text:p>
          </table:table-cell>
        </table:table-row>
        <table:table-row>
          <table:table-cell office:value-type="string" office:value="B13">
            <text:p>B13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25">
            <text:p>0.25</text:p>
          </table:table-cell>
          <table:table-cell office:value-type="float" office:value="0.42520841255733666">
            <text:p>0.42520841255733666</text:p>
          </table:table-cell>
        </table:table-row>
        <table:table-row>
          <table:table-cell office:value-type="string" office:value="B13">
            <text:p>B13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7.878559912566859">
            <text:p>7.878559912566859</text:p>
          </table:table-cell>
        </table:table-row>
        <table:table-row>
          <table:table-cell office:value-type="string" office:value="B14">
            <text:p>B14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0.7491354573483829">
            <text:p>0.7491354573483829</text:p>
          </table:table-cell>
        </table:table-row>
        <table:table-row>
          <table:table-cell office:value-type="string" office:value="B14">
            <text:p>B14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7.9997720344266625">
            <text:p>7.9997720344266625</text:p>
          </table:table-cell>
        </table:table-row>
        <table:table-row>
          <table:table-cell office:value-type="string" office:value="B19">
            <text:p>B19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1.020582732909753">
            <text:p>1.020582732909753</text:p>
          </table:table-cell>
        </table:table-row>
        <table:table-row>
          <table:table-cell office:value-type="string" office:value="B19">
            <text:p>B19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1.0">
            <text:p>1.0</text:p>
          </table:table-cell>
          <table:table-cell office:value-type="float" office:value="7.759698027530228">
            <text:p>7.759698027530228</text:p>
          </table:table-cell>
        </table:table-row>
        <table:table-row>
          <table:table-cell office:value-type="string" office:value="B9">
            <text:p>B9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25">
            <text:p>0.25</text:p>
          </table:table-cell>
          <table:table-cell office:value-type="float" office:value="0.7796995748219127">
            <text:p>0.7796995748219127</text:p>
          </table:table-cell>
        </table:table-row>
        <table:table-row>
          <table:table-cell office:value-type="string" office:value="B9">
            <text:p>B9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8.35608126747559">
            <text:p>8.35608126747559</text:p>
          </table:table-cell>
        </table:table-row>
        <table:table-row>
          <table:table-cell office:value-type="string" office:value="C11">
            <text:p>C11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25">
            <text:p>0.25</text:p>
          </table:table-cell>
          <table:table-cell office:value-type="float" office:value="1.1793140295591653">
            <text:p>1.1793140295591653</text:p>
          </table:table-cell>
        </table:table-row>
        <table:table-row>
          <table:table-cell office:value-type="string" office:value="C11">
            <text:p>C11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1.0">
            <text:p>1.0</text:p>
          </table:table-cell>
          <table:table-cell office:value-type="float" office:value="7.96329905251871">
            <text:p>7.96329905251871</text:p>
          </table:table-cell>
        </table:table-row>
        <table:table-row>
          <table:table-cell office:value-type="string" office:value="C12">
            <text:p>C12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25">
            <text:p>0.25</text:p>
          </table:table-cell>
          <table:table-cell office:value-type="float" office:value="1.582380603487454">
            <text:p>1.582380603487454</text:p>
          </table:table-cell>
        </table:table-row>
        <table:table-row>
          <table:table-cell office:value-type="string" office:value="C12">
            <text:p>C12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8.134539025380187">
            <text:p>8.134539025380187</text:p>
          </table:table-cell>
        </table:table-row>
        <table:table-row>
          <table:table-cell office:value-type="string" office:value="C13">
            <text:p>C13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0">
            <text:p/>
          </table:table-cell>
          <table:table-cell office:value-type="float" office:value="1.8101935808811733">
            <text:p>1.8101935808811733</text:p>
          </table:table-cell>
        </table:table-row>
        <table:table-row>
          <table:table-cell office:value-type="string" office:value="C13">
            <text:p>C13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8.301914287081939">
            <text:p>8.301914287081939</text:p>
          </table:table-cell>
        </table:table-row>
        <table:table-row>
          <table:table-cell office:value-type="string" office:value="C16">
            <text:p>C16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1.7405871735084624">
            <text:p>1.7405871735084624</text:p>
          </table:table-cell>
        </table:table-row>
        <table:table-row>
          <table:table-cell office:value-type="string" office:value="C16">
            <text:p>C16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25">
            <text:p>0.25</text:p>
          </table:table-cell>
          <table:table-cell office:value-type="float" office:value="8.467931732911516">
            <text:p>8.467931732911516</text:p>
          </table:table-cell>
        </table:table-row>
        <table:table-row>
          <table:table-cell office:value-type="string" office:value="C20">
            <text:p>C20</text:p>
          </table:table-cell>
          <table:table-cell office:value-type="float" office:value="1">
            <text:p>1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5">
            <text:p>0.5</text:p>
          </table:table-cell>
          <table:table-cell office:value-type="float" office:value="1.6257941536301872">
            <text:p>1.6257941536301872</text:p>
          </table:table-cell>
        </table:table-row>
        <table:table-row>
          <table:table-cell office:value-type="string" office:value="C20">
            <text:p>C20</text:p>
          </table:table-cell>
          <table:table-cell office:value-type="float" office:value="8">
            <text:p>8</text:p>
          </table:table-cell>
          <table:table-cell office:value-type="string" office:value="F">
            <text:p>F</text:p>
          </table:table-cell>
          <table:table-cell office:value-type="string" office:value="PNN">
            <text:p>PNN</text:p>
          </table:table-cell>
          <table:table-cell office:value-type="float" office:value="0.75">
            <text:p>0.75</text:p>
          </table:table-cell>
          <table:table-cell office:value-type="float" office:value="8.328964103604996">
            <text:p>8.328964103604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